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swiss" style:font-pitch="variable" svg:panose-1="2 11 3 0 0 0 0 0 0 0"/>
  </office:font-face-decls>
  <office:automatic-styles>
    <style:style style:name="P1" style:parent-style-name="標準" style:master-page-name="MP0" style:family="paragraph">
      <style:paragraph-properties fo:break-before="page"/>
    </style:style>
  </office:automatic-styles>
  <office:body>
    <office:text text:use-soft-page-breaks="true">
      <text:p text:style-name="P1">サンプルドキュメント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833in">
        <style:background-fill draw:fill="solid"/>
      </style:paragraph-properties>
      <style:text-properties style:font-name="游明朝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標準" style:next-style-name="標準" style:default-outline-level="1">
      <style:paragraph-properties fo:keep-with-next="always" fo:keep-together="always" fo:margin-top="0.1944in" fo:margin-bottom="0.0555in"/>
      <style:text-properties style:font-name="游ゴシック Light" style:font-name-asian="游ゴシック Light" fo:color="#000000" fo:font-size="16pt" style:font-size-asian="16pt" style:font-size-complex="16pt" fo:hyphenate="false"/>
    </style:style>
    <style:style style:name="見出し2" style:display-name="見出し 2" style:family="paragraph" style:parent-style-name="標準" style:next-style-name="標準" style:default-outline-level="2">
      <style:paragraph-properties fo:keep-with-next="always" fo:keep-together="always" fo:margin-top="0.1111in" fo:margin-bottom="0.0555in"/>
      <style:text-properties style:font-name="游ゴシック Light" style:font-name-asian="游ゴシック Light" fo:color="#000000" fo:font-size="14pt" style:font-size-asian="14pt" style:font-size-complex="14pt" fo:hyphenate="false"/>
    </style:style>
    <style:style style:name="見出し3" style:display-name="見出し 3" style:family="paragraph" style:parent-style-name="標準" style:next-style-name="標準" style:default-outline-level="3">
      <style:paragraph-properties fo:keep-with-next="always" fo:keep-together="always" fo:margin-top="0.1111in" fo:margin-bottom="0.0555in"/>
      <style:text-properties style:font-name="游ゴシック Light" style:font-name-asian="游ゴシック Light" fo:color="#000000" fo:font-size="12pt" style:font-size-asian="12pt" fo:hyphenate="false"/>
    </style:style>
    <style:style style:name="見出し4" style:display-name="見出し 4" style:family="paragraph" style:parent-style-name="標準" style:next-style-name="標準" style:default-outline-level="4">
      <style:paragraph-properties fo:keep-with-next="always" fo:keep-together="always" fo:margin-top="0.0555in" fo:margin-bottom="0.0277in"/>
      <style:text-properties style:font-name="游ゴシック Light" style:font-name-asian="游ゴシック Light" fo:color="#000000" fo:hyphenate="false"/>
    </style:style>
    <style:style style:name="見出し5" style:display-name="見出し 5" style:family="paragraph" style:parent-style-name="標準" style:next-style-name="標準" style:default-outline-level="5">
      <style:paragraph-properties fo:keep-with-next="always" fo:keep-together="always" fo:margin-top="0.0555in" fo:margin-bottom="0.0277in" fo:margin-left="0.0694in">
        <style:tab-stops/>
      </style:paragraph-properties>
      <style:text-properties style:font-name="游ゴシック Light" style:font-name-asian="游ゴシック Light" fo:color="#000000" fo:hyphenate="false"/>
    </style:style>
    <style:style style:name="見出し6" style:display-name="見出し 6" style:family="paragraph" style:parent-style-name="標準" style:next-style-name="標準" style:default-outline-level="6">
      <style:paragraph-properties fo:keep-with-next="always" fo:keep-together="always" fo:margin-top="0.0555in" fo:margin-bottom="0.0277in" fo:margin-left="0.1388in">
        <style:tab-stops/>
      </style:paragraph-properties>
      <style:text-properties style:font-name="游ゴシック Light" style:font-name-asian="游ゴシック Light" fo:color="#000000" fo:hyphenate="false"/>
    </style:style>
    <style:style style:name="見出し7" style:display-name="見出し 7" style:family="paragraph" style:parent-style-name="標準" style:next-style-name="標準" style:default-outline-level="7">
      <style:paragraph-properties fo:keep-with-next="always" fo:keep-together="always" fo:margin-top="0.0555in" fo:margin-bottom="0.0277in" fo:margin-left="0.2083in">
        <style:tab-stops/>
      </style:paragraph-properties>
      <style:text-properties style:font-name="游ゴシック Light" style:font-name-asian="游ゴシック Light" fo:color="#000000" fo:hyphenate="false"/>
    </style:style>
    <style:style style:name="見出し8" style:display-name="見出し 8" style:family="paragraph" style:parent-style-name="標準" style:next-style-name="標準" style:default-outline-level="8">
      <style:paragraph-properties fo:keep-with-next="always" fo:keep-together="always" fo:margin-top="0.0555in" fo:margin-bottom="0.0277in" fo:margin-left="0.2777in">
        <style:tab-stops/>
      </style:paragraph-properties>
      <style:text-properties style:font-name="游ゴシック Light" style:font-name-asian="游ゴシック Light" fo:color="#000000" fo:hyphenate="false"/>
    </style:style>
    <style:style style:name="見出し9" style:display-name="見出し 9" style:family="paragraph" style:parent-style-name="標準" style:next-style-name="標準" style:default-outline-level="9">
      <style:paragraph-properties fo:keep-with-next="always" fo:keep-together="always" fo:margin-top="0.0555in" fo:margin-bottom="0.0277in" fo:margin-left="0.3472in">
        <style:tab-stops/>
      </style:paragraph-properties>
      <style:text-properties style:font-name="游ゴシック Light" style:font-name-asian="游ゴシック Light" fo:color="#000000" fo:hyphenate="false"/>
    </style:style>
    <style:style style:name="標準" style:display-name="標準" style:family="paragraph">
      <style:paragraph-properties fo:widows="0" fo:orphans="0" fo:margin-bottom="0.1111in" fo:line-height="107%"/>
      <style:text-properties style:letter-kerning="true" fo:font-size="11pt" style:font-size-asian="11pt" style:font-size-complex="12pt" fo:hyphenate="false"/>
    </style:style>
    <style:style style:name="段落フォント" style:display-name="段落フォント" style:family="text"/>
    <style:style style:name="見出し1文字" style:display-name="見出し 1 (文字)" style:family="text">
      <style:text-properties style:font-name="游ゴシック Light" style:font-name-asian="游ゴシック Light" style:font-name-complex="Times New Roman" fo:color="#000000" fo:font-size="16pt" style:font-size-asian="16pt" style:font-size-complex="16pt"/>
    </style:style>
    <style:style style:name="見出し2文字" style:display-name="見出し 2 (文字)" style:family="text">
      <style:text-properties style:font-name="游ゴシック Light" style:font-name-asian="游ゴシック Light" style:font-name-complex="Times New Roman" fo:color="#000000" fo:font-size="14pt" style:font-size-asian="14pt" style:font-size-complex="14pt"/>
    </style:style>
    <style:style style:name="見出し3文字" style:display-name="見出し 3 (文字)" style:family="text">
      <style:text-properties style:font-name="游ゴシック Light" style:font-name-asian="游ゴシック Light" style:font-name-complex="Times New Roman" fo:color="#000000" fo:font-size="12pt" style:font-size-asian="12pt"/>
    </style:style>
    <style:style style:name="見出し4文字" style:display-name="見出し 4 (文字)" style:family="text">
      <style:text-properties style:font-name="游ゴシック Light" style:font-name-asian="游ゴシック Light" style:font-name-complex="Times New Roman" fo:color="#000000"/>
    </style:style>
    <style:style style:name="見出し5文字" style:display-name="見出し 5 (文字)" style:family="text">
      <style:text-properties style:font-name="游ゴシック Light" style:font-name-asian="游ゴシック Light" style:font-name-complex="Times New Roman" fo:color="#000000"/>
    </style:style>
    <style:style style:name="見出し6文字" style:display-name="見出し 6 (文字)" style:family="text">
      <style:text-properties style:font-name="游ゴシック Light" style:font-name-asian="游ゴシック Light" style:font-name-complex="Times New Roman" fo:color="#000000"/>
    </style:style>
    <style:style style:name="見出し7文字" style:display-name="見出し 7 (文字)" style:family="text">
      <style:text-properties style:font-name="游ゴシック Light" style:font-name-asian="游ゴシック Light" style:font-name-complex="Times New Roman" fo:color="#000000"/>
    </style:style>
    <style:style style:name="見出し8文字" style:display-name="見出し 8 (文字)" style:family="text">
      <style:text-properties style:font-name="游ゴシック Light" style:font-name-asian="游ゴシック Light" style:font-name-complex="Times New Roman" fo:color="#000000"/>
    </style:style>
    <style:style style:name="見出し9文字" style:display-name="見出し 9 (文字)" style:family="text">
      <style:text-properties style:font-name="游ゴシック Light" style:font-name-asian="游ゴシック Light" style:font-name-complex="Times New Roman" fo:color="#000000"/>
    </style:style>
    <style:style style:name="表題" style:display-name="表題" style:family="paragraph" style:parent-style-name="標準" style:next-style-name="標準">
      <style:paragraph-properties style:contextual-spacing="true" fo:text-align="center" fo:margin-bottom="0.0555in" fo:line-height="100%"/>
      <style:text-properties style:font-name="游ゴシック Light" style:font-name-asian="游ゴシック Light" fo:letter-spacing="-0.0069in" style:letter-kerning="true" fo:font-size="28pt" style:font-size-asian="28pt" style:font-size-complex="28pt" fo:hyphenate="false"/>
    </style:style>
    <style:style style:name="表題文字" style:display-name="表題 (文字)" style:family="text">
      <style:text-properties style:font-name="游ゴシック Light" style:font-name-asian="游ゴシック Light" style:font-name-complex="Times New Roman" fo:letter-spacing="-0.0069in" style:letter-kerning="true" fo:font-size="28pt" style:font-size-asian="28pt" style:font-size-complex="28pt"/>
    </style:style>
    <style:style style:name="副題" style:display-name="副題" style:family="paragraph" style:parent-style-name="標準" style:next-style-name="標準">
      <style:paragraph-properties fo:text-align="center"/>
      <style:text-properties style:font-name="游ゴシック Light" style:font-name-asian="游ゴシック Light" fo:color="#595959" fo:letter-spacing="0.0104in" fo:font-size="14pt" style:font-size-asian="14pt" style:font-size-complex="14pt" fo:hyphenate="false"/>
    </style:style>
    <style:style style:name="副題文字" style:display-name="副題 (文字)" style:family="text">
      <style:text-properties style:font-name="游ゴシック Light" style:font-name-asian="游ゴシック Light" style:font-name-complex="Times New Roman" fo:color="#595959" fo:letter-spacing="0.0104in" fo:font-size="14pt" style:font-size-asian="14pt" style:font-size-complex="14pt"/>
    </style:style>
    <style:style style:name="引用文" style:display-name="引用文" style:family="paragraph" style:parent-style-name="標準" style:next-style-name="標準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引用文文字" style:display-name="引用文 (文字)" style:family="text">
      <style:text-properties fo:font-style="italic" style:font-style-asian="italic" style:font-style-complex="italic" fo:color="#404040"/>
    </style:style>
    <style:style style:name="リスト段落" style:display-name="リスト段落" style:family="paragraph" style:parent-style-name="標準">
      <style:paragraph-properties style:contextual-spacing="true" fo:margin-left="0.5in">
        <style:tab-stops/>
      </style:paragraph-properties>
      <style:text-properties fo:hyphenate="false"/>
    </style:style>
    <style:style style:name="強調斜体2" style:display-name="強調斜体 2" style:family="text">
      <style:text-properties fo:font-style="italic" style:font-style-asian="italic" style:font-style-complex="italic" fo:color="#0F4761"/>
    </style:style>
    <style:style style:name="引用文2" style:display-name="引用文 2" style:family="paragraph" style:parent-style-name="標準" style:next-style-name="標準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引用文2文字" style:display-name="引用文 2 (文字)" style:family="text">
      <style:text-properties fo:font-style="italic" style:font-style-asian="italic" style:font-style-complex="italic" fo:color="#0F4761"/>
    </style:style>
    <style:style style:name="参照2" style:display-name="参照 2" style:family="tex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 style:layout-grid-mode="line" style:layout-grid-lines="3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sence6244</meta:initial-creator>
    <dc:creator>risence6244</dc:creator>
    <meta:creation-date>2024-10-03T12:37:00Z</meta:creation-date>
    <dc:date>2024-10-03T12:37:00Z</dc:date>
    <meta:template xlink:href="Normal.dotm" xlink:type="simple"/>
    <meta:editing-cycles>2</meta:editing-cycles>
    <meta:editing-duration>PT60S</meta:editing-duration>
    <meta:document-statistic meta:page-count="1" meta:paragraph-count="1" meta:word-count="1" meta:character-count="10" meta:row-count="1" meta:non-whitespace-character-count="10"/>
  </office:meta>
</office:document-meta>
</file>